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0.85pt" svg:y="310.03pt">
            <draw:object draw:notify-on-update-of-ranges="Sheet1.A26:Sheet1.A31 Sheet1.B25:Sheet1.B25 Sheet1.B26:Sheet1.B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62.84pt" svg:y="15.62pt">
            <draw:object draw:notify-on-update-of-ranges="Sheet1.M3:Sheet1.M8 Sheet1.N2:Sheet1.N2 Sheet1.N3:Sheet1.N8 Sheet1.M3:Sheet1.M8 Sheet1.O2:Sheet1.O2 Sheet1.O3:Sheet1.O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11"/>
          <table:table-cell office:value-type="string" calcext:value-type="string" table:number-columns-spanned="2" table:number-rows-spanned="1">
            <text:p>rata2</text:p>
          </table:table-cell>
          <table:covered-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.535378987353" calcext:value-type="float">
            <text:p>70.535378987353</text:p>
          </table:table-cell>
          <table:table-cell table:number-columns-repeated="10"/>
          <table:table-cell office:value-type="string" calcext:value-type="string">
            <text:p>node</text:p>
          </table:table-cell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7870901665721" calcext:value-type="float">
            <text:p>73.7870901665721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70.535378987353" calcext:value-type="float">
            <text:p>70.535378987353</text:p>
          </table:table-cell>
          <table:table-cell office:value-type="float" office:value="72.6571976212004" calcext:value-type="float">
            <text:p>72.6571976212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.1743402102158" calcext:value-type="float">
            <text:p>51.1743402102158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73.7870901665721" calcext:value-type="float">
            <text:p>73.7870901665721</text:p>
          </table:table-cell>
          <table:table-cell office:value-type="float" office:value="73.8259183421728" calcext:value-type="float">
            <text:p>73.82591834217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.2187934834704" calcext:value-type="float">
            <text:p>74.2187934834704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51.1743402102158" calcext:value-type="float">
            <text:p>51.1743402102158</text:p>
          </table:table-cell>
          <table:table-cell office:value-type="float" office:value="53.4247759694775" calcext:value-type="float">
            <text:p>53.42477596947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.8947566452477" calcext:value-type="float">
            <text:p>73.8947566452477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74.2187934834704" calcext:value-type="float">
            <text:p>74.2187934834704</text:p>
          </table:table-cell>
          <table:table-cell office:value-type="float" office:value="73.590272267433" calcext:value-type="float">
            <text:p>73.5902722674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1.9716127280274" calcext:value-type="float">
            <text:p>81.9716127280274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73.8947566452477" calcext:value-type="float">
            <text:p>73.8947566452477</text:p>
          </table:table-cell>
          <table:table-cell office:value-type="float" office:value="74.3951230614224" calcext:value-type="float">
            <text:p>74.3951230614224</text:p>
          </table:table-cell>
        </table:table-row>
        <table:table-row table:style-name="ro1">
          <table:table-cell table:number-columns-repeated="12"/>
          <table:table-cell office:value-type="float" office:value="75" calcext:value-type="float">
            <text:p>75</text:p>
          </table:table-cell>
          <table:table-cell office:value-type="float" office:value="81.9716127280274" calcext:value-type="float">
            <text:p>81.9716127280274</text:p>
          </table:table-cell>
          <table:table-cell office:value-type="float" office:value="78.747350178547" calcext:value-type="float">
            <text:p>78.747350178547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g711</text:p>
          </table:table-cell>
          <table:table-cell table:number-columns-repeated="14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ata2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.6571976212004" calcext:value-type="float">
            <text:p>72.6571976212004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8259183421728" calcext:value-type="float">
            <text:p>73.8259183421728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.4247759694775" calcext:value-type="float">
            <text:p>53.4247759694775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3.590272267433" calcext:value-type="float">
            <text:p>73.590272267433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.3951230614224" calcext:value-type="float">
            <text:p>74.3951230614224</text:p>
          </table:table-cell>
          <table:table-cell table:number-columns-repeated="10"/>
          <table:table-cell office:value-type="string" calcext:value-type="string">
            <text:p>rata2 percobaan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.747350178547" calcext:value-type="float">
            <text:p>78.747350178547</text:p>
          </table:table-cell>
          <table:table-cell table:number-columns-repeated="10"/>
          <table:table-cell office:value-type="string" calcext:value-type="string">
            <text:p>g711</text:p>
          </table:table-cell>
          <table:table-cell office:value-type="string" calcext:value-type="string">
            <text:p>G723.1</text:p>
          </table:table-cell>
          <table:table-cell/>
        </table:table-row>
        <table:table-row table:style-name="ro1">
          <table:table-cell table:number-columns-repeated="12"/>
          <table:table-cell table:formula="of:=AVERAGE([.N3:.N8])" office:value-type="float" office:value="70.9303287034811" calcext:value-type="float">
            <text:p>70.9303287034811</text:p>
          </table:table-cell>
          <table:table-cell table:formula="of:=AVERAGE([.O3:.O8])" office:value-type="float" office:value="71.1067729067089" calcext:value-type="float">
            <text:p>71.1067729067089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G723.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9:12:07.564238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5:33:20.870160189</meta:creation-date>
    <dc:date>2020-03-15T21:11:43.038935247</dc:date>
    <meta:editing-duration>PT1H53M1S</meta:editing-duration>
    <meta:editing-cycles>3</meta:editing-cycles>
    <meta:generator>LibreOffice/6.0.7.3$Linux_X86_64 LibreOffice_project/00m0$Build-3</meta:generator>
    <meta:document-statistic meta:table-count="1" meta:cell-count="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:Sheet1.B7 Sheet1.B1:Sheet1.B1" chart:data-source-has-labels="row" svg:x="0.32cm" svg:y="0.18cm" svg:width="13.249cm" svg:height="8.64cm">
          <chartooo:coordinate-region svg:x="0.941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7</svg:desc>
                </draw:g>
              </table:table-cell>
              <table:table-cell office:value-type="float" office:value="70.535378987353">
                <text:p>70.535378987353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73.7870901665721">
                <text:p>73.7870901665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.1743402102158">
                <text:p>51.1743402102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4.2187934834704">
                <text:p>74.2187934834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3.8947566452477">
                <text:p>73.8947566452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81.9716127280274">
                <text:p>81.9716127280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4.201cm" style:legend-expansion="high" chart:style-name="ch2"/>
        <chart:plot-area chart:style-name="ch3" table:cell-range-address="Sheet1.A26:Sheet1.B31 Sheet1.B25:Sheet1.B25" chart:data-source-has-labels="row" svg:x="0.32cm" svg:y="0.18cm" svg:width="13.249cm" svg:height="8.64cm">
          <chartooo:coordinate-region svg:x="0.941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B31" chart:label-cell-address="Sheet1.B25:Sheet1.B25" chart:class="chart:scatter">
            <chart:domain table:cell-range-address="Sheet1.A26:Sheet1.A31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a2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6:Sheet1.A31</svg:desc>
                </draw:g>
              </table:table-cell>
              <table:table-cell office:value-type="float" office:value="72.6571976212004">
                <text:p>72.6571976212004</text:p>
                <draw:g>
                  <svg:desc>Sheet1.B26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73.8259183421728">
                <text:p>73.8259183421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3.4247759694775">
                <text:p>53.4247759694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3.590272267433">
                <text:p>73.590272267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4.3951230614224">
                <text:p>74.3951230614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78.747350178547">
                <text:p>78.7473501785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3.952cm" style:legend-expansion="high" chart:style-name="ch2"/>
        <chart:plot-area chart:style-name="ch3" table:cell-range-address="Sheet1.M3:Sheet1.O8 Sheet1.N2:Sheet1.O2" chart:data-source-has-labels="row" svg:x="0.32cm" svg:y="0.18cm" svg:width="12.905cm" svg:height="8.64cm">
          <chartooo:coordinate-region svg:x="0.941cm" svg:y="0.379cm" svg:width="12.0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3:Sheet1.N8" chart:label-cell-address="Sheet1.N2:Sheet1.N2" chart:class="chart:scatter">
            <chart:domain table:cell-range-address="Sheet1.M3:Sheet1.M8"/>
            <chart:data-point chart:repeated="6"/>
          </chart:series>
          <chart:series chart:style-name="ch7" chart:values-cell-range-address="Sheet1.O3:Sheet1.O8" chart:label-cell-address="Sheet1.O2:Sheet1.O2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g711</text:p>
                <draw:g>
                  <svg:desc>Sheet1.N2:Sheet1.N2</svg:desc>
                </draw:g>
              </table:table-cell>
              <table:table-cell office:value-type="string">
                <text:p>G723.1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M3:Sheet1.M8</svg:desc>
                </draw:g>
              </table:table-cell>
              <table:table-cell office:value-type="float" office:value="70.535378987353">
                <text:p>70.535378987353</text:p>
                <draw:g>
                  <svg:desc>Sheet1.N3:Sheet1.N8</svg:desc>
                </draw:g>
              </table:table-cell>
              <table:table-cell office:value-type="float" office:value="72.6571976212004">
                <text:p>72.6571976212004</text:p>
                <draw:g>
                  <svg:desc>Sheet1.O3:Sheet1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73.7870901665721">
                <text:p>73.7870901665721</text:p>
              </table:table-cell>
              <table:table-cell office:value-type="float" office:value="73.8259183421728">
                <text:p>73.8259183421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.1743402102158">
                <text:p>51.1743402102158</text:p>
              </table:table-cell>
              <table:table-cell office:value-type="float" office:value="53.4247759694775">
                <text:p>53.4247759694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74.2187934834704">
                <text:p>74.2187934834704</text:p>
              </table:table-cell>
              <table:table-cell office:value-type="float" office:value="73.590272267433">
                <text:p>73.590272267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3.8947566452477">
                <text:p>73.8947566452477</text:p>
              </table:table-cell>
              <table:table-cell office:value-type="float" office:value="74.3951230614224">
                <text:p>74.3951230614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81.9716127280274">
                <text:p>81.9716127280274</text:p>
              </table:table-cell>
              <table:table-cell office:value-type="float" office:value="78.747350178547">
                <text:p>78.7473501785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